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 style:font-size-complex="16pt"/>
    </style:style>
    <style:style style:name="P2" style:family="paragraph" style:parent-style-name="Standard">
      <style:paragraph-properties fo:line-height="0.4445in">
        <style:tab-stops>
          <style:tab-stop style:position="0.5in"/>
        </style:tab-stops>
      </style:paragraph-properties>
      <style:text-properties style:font-name="Arial" fo:font-weight="bold" style:font-weight-asian="bold" style:font-name-complex="Arial" style:font-size-complex="12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0.1807in">
        <style:tab-stops>
          <style:tab-stop style:position="0.5in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 fo:orphans="2" fo:widows="2"/>
      <style:text-properties fo:font-size="11pt" style:font-size-asian="11pt" style:font-size-complex="11pt"/>
    </style:style>
    <style:style style:name="P6" style:family="paragraph" style:parent-style-name="Standard">
      <style:paragraph-properties fo:line-height="0.1807in">
        <style:tab-stops>
          <style:tab-stop style:position="0.5in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text-properties fo:font-size="11pt" fo:font-style="italic" style:font-size-asian="11pt" style:font-style-asian="italic" style:font-size-complex="11pt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Standard">
      <style:text-properties fo:font-size="10pt" fo:font-style="italic" style:font-size-asian="10pt" style:font-style-asian="italic"/>
    </style:style>
    <style:style style:name="P10" style:family="paragraph" style:parent-style-name="c1">
      <style:paragraph-properties fo:line-height="100%" fo:text-align="start" style:justify-single-word="false">
        <style:tab-stops>
          <style:tab-stop style:position="4.3193in"/>
        </style:tab-stops>
      </style:paragraph-properties>
      <style:text-properties style:font-name="Arial" fo:font-weight="bold" style:font-weight-asian="bold" style:font-name-complex="Arial" style:font-size-complex="12pt"/>
    </style:style>
    <style:style style:name="P11" style:family="paragraph" style:parent-style-name="p2">
      <style:paragraph-properties fo:line-height="0.4445in"/>
      <style:text-properties style:font-name="Arial" fo:font-weight="bold" style:font-weight-asian="bold" style:font-name-complex="Arial" style:font-size-complex="12pt"/>
    </style:style>
    <style:style style:name="P12" style:family="paragraph" style:parent-style-name="p2">
      <style:paragraph-properties fo:margin-left="0in" fo:margin-right="-0.1874in" fo:line-height="0.4445in" fo:text-indent="0in" style:auto-text-indent="false">
        <style:tab-stops>
          <style:tab-stop style:position="0.5in"/>
          <style:tab-stop style:position="1.6252in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p3">
      <style:paragraph-properties fo:line-height="0.1807in"/>
      <style:text-properties fo:font-size="11pt" style:font-size-asian="11pt" style:font-size-complex="11pt"/>
    </style:style>
    <style:style style:name="P14" style:family="paragraph" style:parent-style-name="p3">
      <style:paragraph-properties fo:line-height="0.1807in"/>
      <style:text-properties fo:font-size="11pt" fo:font-weight="bold" style:font-size-asian="11pt" style:font-weight-asian="bold" style:font-size-complex="11pt"/>
    </style:style>
    <style:style style:name="P15" style:family="paragraph" style:parent-style-name="p3">
      <style:paragraph-properties fo:line-height="0.1807in"/>
      <style:text-properties fo:font-size="10pt" style:font-size-asian="10pt"/>
    </style:style>
    <style:style style:name="P16" style:family="paragraph" style:parent-style-name="p4">
      <style:text-properties fo:font-size="11pt" style:font-size-asian="11pt" style:font-size-complex="11pt"/>
    </style:style>
    <style:style style:name="P17" style:family="paragraph" style:parent-style-name="c1" style:master-page-name="Standard">
      <style:paragraph-properties fo:line-height="100%" fo:text-align="start" style:justify-single-word="false" style:page-number="auto">
        <style:tab-stops>
          <style:tab-stop style:position="4.3193in"/>
        </style:tab-stops>
      </style:paragraph-properties>
      <style:text-properties style:font-size-complex="12pt"/>
    </style:style>
    <style:style style:name="P18" style:family="paragraph" style:parent-style-name="c1">
      <style:paragraph-properties fo:line-height="100%" fo:text-align="start" style:justify-single-word="false">
        <style:tab-stops>
          <style:tab-stop style:position="4.3193in"/>
        </style:tab-stops>
      </style:paragraph-properties>
      <style:text-properties style:font-name="Arial" fo:font-weight="bold" style:font-weight-asian="bold" style:font-name-complex="Arial" style:font-size-complex="12pt"/>
    </style:style>
    <style:style style:name="P19" style:family="paragraph" style:parent-style-name="p3">
      <style:paragraph-properties fo:line-height="0.1807in"/>
      <style:text-properties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-asian="Ari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Arial" fo:font-style="italic" style:font-style-asian="italic" style:font-name-complex="Arial"/>
    </style:style>
    <style:style style:name="T8" style:family="text">
      <style:text-properties fo:font-weight="bold" style:font-weight-asian="bold"/>
    </style:style>
    <style:style style:name="T9" style:family="text">
      <style:text-properties fo:font-size="10pt" fo:font-style="italic" style:font-size-asian="10pt" style:font-style-asian="italic"/>
    </style:style>
    <style:style style:name="T10" style:family="text">
      <style:text-properties fo:font-size="10pt" fo:font-style="italic" fo:font-weight="normal" style:font-size-asian="10pt" style:font-style-asian="italic" style:font-weight-asian="normal" style:font-weight-complex="normal"/>
    </style:style>
    <style:style style:name="T11" style:family="text">
      <style:text-properties fo:font-size="10pt" style:font-size-asian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text-underline-style="none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rame1" text:anchor-type="char" svg:x="-0.0047in" svg:y="-0.6299in" svg:width="7.1346in" svg:height="0.4098in" draw:z-index="0"><draw:text-box><text:p text:style-name="P1"><text:span text:style-name="T1"><text:s text:c="2"/></text:span>ACM Permission and Release For Print and Digital Publication</text:p></draw:text-box></draw:frame> <text:s text:c="7"/></text:p>
      <text:p text:style-name="P10">TITLE OF NON-ACM WORK: </text:p>
      <text:p text:style-name="P10"/>
      <text:p text:style-name="P10"><text:span text:style-name="T2">On the Formal Verification of Component-based Embedded Operating Systems </text:span></text:p>
      <text:p text:style-name="P10"><text:span text:style-name="T13">Revised from:</text:span><text:span text:style-name="T2"> System-Level Verification of Embedded Operating Systems Components</text:span></text:p>
      <text:p text:style-name="P2">AUTHOR(S):<text:span text:style-name="T2"> <text:s/>Mateus Krepsky Ludwich and Antônio Augusto Fröhlich</text:span></text:p>
      <text:p text:style-name="P11">DESCRIPTION OF MATERIAL: _<text:span text:style-name="T2">Solicited Paper</text:span>________________________________</text:p>
      <text:p text:style-name="P12"><text:span text:style-name="T3">TITLE OF ACM PUBLICATION:</text:span><text:span text:style-name="T4"> </text:span><text:span text:style-name="T5">Operating Systems Review 47(1), Special Section: SBESC 2012</text:span></text:p>
      <text:p text:style-name="P13">I hereby grant permission for ACM to include the above-named material (the <text:span text:style-name="T7">Material) </text:span>in any and all forms, in the above-named publication. I further grant permission for ACM to distribute this submission as part of the above-named publication in print and electronic form, and as part of the ACM Digital Library, on CD/DVD-ROM and in translation, or webcast, laserdisc, USB, <text:s/>multimedia or any other media format now or hereafter known<text:span text:style-name="T6">. (Not all forms of media will be utilized</text:span>.)</text:p>
      <text:p text:style-name="P4"/>
      <text:p text:style-name="P6">_X__ Yes, I verify that I am the owner of copyright in this Material and have the authority to grant permission.</text:p>
      <text:p text:style-name="P14"/>
      <text:p text:style-name="P5">LIABILITY WAIVERS &amp; INDEMINIFCATIONS</text:p>
      <text:p text:style-name="P3"><text:s/></text:p>
      <text:p text:style-name="P3">Because I retain certain rights in my work under the ACM Copyright Transfer Agreement and under the ACM Permissions Release Form, such as patent and moral rights, I therefore hereby agree not to assert any of my rights against ACM in connection with ACM's use of my work as agreed to herein, and I further acknowledge that ACM is under no obligation to exercise all of the rights I have granted.</text:p>
      <text:p text:style-name="P3"><text:s/></text:p>
      <text:p text:style-name="P3">I hereby agree to indemnify ACM and its agents and assigns against any and all losses incurred in connection with any claim or proceedings asserting that I have violated a prior agreement in presenting my work at an ACM event and/or in granting ACM rights to publish my work.</text:p>
      <text:p text:style-name="P3"><text:s/></text:p>
      <text:p text:style-name="P3">I hereby agree to indemnify ACM and its agents and assigns against any and all losses incurred in connection with any claim or proceeding asserting plagiarism and/or copyright infringement if the investigation carried out by ACM according to its Plagiarism Policy (see: <text:a xlink:type="simple" xlink:href="http://www.acm.org/publications/policies/plagiarism_policy"><text:span text:style-name="T2">http://www.acm.org/publications/policies/plagiarism_policy</text:span></text:a>) determines that my work is the plagiarizing or infringing work. </text:p>
      <text:p text:style-name="P7">[Note, in accordance with its policies, ACM generally defends its authors against charges of plagiarism and will reasonably investigate others on behalf of the author who plagiarize a work copyrighted and published by ACM.]</text:p>
      <text:p text:style-name="P3"><text:s/></text:p>
      <text:p text:style-name="P3">All permissions and releases granted by me herein shall be effective in perpetuity and shall extend and apply to ACM and its agents and assigns.</text:p>
      <text:p text:style-name="P16"/>
      <text:p text:style-name="P16">The following statement of copyright ownership will be displayed with the Material, unless otherwise specified: <text:span text:style-name="T8">"Copyright is held by the author/owner."</text:span> ACM reserves the right to provide a hyperlink to the author's site when the Material is used in electronic media.</text:p>
      <text:p text:style-name="P13"/>
      <text:p text:style-name="P13">THIRD-PARTY MATERIAL</text:p>
      <text:p text:style-name="P14"/>
      <text:p text:style-name="P14">In the event that any elements used in the Material contain the work of third-party individuals, I understand that it is my responsibility to secure any necessary permissions and/or licenses* and will provide same in writing to ACM<text:span text:style-name="T6">. <text:s/></text:span>If the copyright holder requires a citation to a copyrighted work, I have obtained the correct wording and have included it in the designated space in the text.</text:p>
      <text:p text:style-name="P4"><text:soft-page-break/>Please check one below:</text:p>
      <text:p text:style-name="P4"/>
      <text:p text:style-name="P4">___ I have attached the necessary permission to use the work of others (third-party material).<text:tab/></text:p>
      <text:p text:style-name="P13"/>
      <text:p text:style-name="P13"><draw:frame draw:style-name="fr2" draw:name="Frame2" text:anchor-type="char" svg:x="4.1201in" svg:y="0.1465in" svg:width="2.8846in" svg:height="1.0098in" draw:z-index="1"><draw:text-box><text:p text:style-name="Standard">Please return the completed form to the </text:p><text:p text:style-name="Standard">ACM editor or conference program coordinator.</text:p></draw:text-box></draw:frame>_X_ I have not used third-party material.</text:p>
      <text:p text:style-name="P4"/>
      <text:p text:style-name="P6">_________________________ <text:span text:style-name="T10">agent signs for all co-authors</text:span></text:p>
      <text:p text:style-name="P14">SIGNATURE (author/owner)</text:p>
      <text:p text:style-name="P13"/>
      <text:p text:style-name="P19">Mateus Krepsky Ludwich <text:s text:c="24"/>January 2nd, 2013</text:p>
      <text:p text:style-name="P14">PRINT NAME <text:s text:c="52"/>DATE</text:p>
      <text:p text:style-name="P15"/>
      <text:p text:style-name="P15"/>
      <text:p text:style-name="P8">*Small-performing rights and/or synchronization licenses must be secured to include copyrighted musical compositions.</text:p>
      <text:p text:style-name="P9"/>
      <text:p text:style-name="Standard"><text:span text:style-name="T9">Note: Each contributor must submit a signed form, or indicate that one agent signs for all co-authors.</text:span><text:span text:style-name="T11"> <text:s text:c="19"/></text:span><text:span text:style-name="T12">Rev. 3.11</text:span></text:p>
      <text:p text:style-name="P9">You may so indicate by circling or initialing this no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1" style:family="paragraph" style:parent-style-name="Standard">
      <style:paragraph-properties style:line-height-at-least="0.1665in" fo:text-align="center" style:justify-single-word="false"/>
    </style:style>
    <style:style style:name="p2" style:family="paragraph" style:parent-style-name="Standard">
      <style:paragraph-properties style:line-height-at-least="0.4445in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 style:line-height-at-least="0.1807in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style:line-height-at-least="0.1665in">
        <style:tab-stops>
          <style:tab-stop style:position="0.5in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</dc:title>
    <meta:initial-creator> </meta:initial-creator>
    <meta:creation-date>2012-12-12T11:47:00</meta:creation-date>
    <dc:creator>mateus </dc:creator>
    <dc:date>2013-01-02T20:49:28</dc:date>
    <meta:editing-cycles>11</meta:editing-cycles>
    <meta:editing-duration>PT25M32S</meta:editing-duration>
    <meta:generator>LibreOffice/3.5$Linux_x86 LibreOffice_project/350m1$Build-2</meta:generator>
    <meta:document-statistic meta:table-count="0" meta:image-count="0" meta:object-count="0" meta:page-count="2" meta:paragraph-count="35" meta:word-count="598" meta:character-count="3968" meta:non-whitespace-character-count="3283"/>
    <meta:user-defined meta:name="Info 1"/>
    <meta:user-defined meta:name="Info 2"/>
    <meta:user-defined meta:name="Info 3"/>
    <meta:user-defined meta:name="Info 4"/>
  </office:meta>
</office:document-meta>
</file>